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93ec" officeooo:paragraph-rsid="000493ec"/>
    </style:style>
    <style:style style:name="P2" style:family="paragraph" style:parent-style-name="Standard">
      <style:text-properties officeooo:rsid="00051414" officeooo:paragraph-rsid="00052993"/>
    </style:style>
    <style:style style:name="P3" style:family="paragraph" style:parent-style-name="Standard">
      <style:text-properties officeooo:rsid="00051414" officeooo:paragraph-rsid="000a3755"/>
    </style:style>
    <style:style style:name="P4" style:family="paragraph" style:parent-style-name="Standard">
      <style:text-properties officeooo:rsid="00052993" officeooo:paragraph-rsid="0006d8dd"/>
    </style:style>
    <style:style style:name="P5" style:family="paragraph" style:parent-style-name="Standard">
      <style:text-properties officeooo:rsid="0006d8dd" officeooo:paragraph-rsid="0006d8dd"/>
    </style:style>
    <style:style style:name="P6" style:family="paragraph" style:parent-style-name="Standard">
      <style:text-properties officeooo:rsid="00091c85" officeooo:paragraph-rsid="00091c85"/>
    </style:style>
    <style:style style:name="P7" style:family="paragraph" style:parent-style-name="Standard">
      <style:text-properties officeooo:rsid="00098b80" officeooo:paragraph-rsid="00098b80"/>
    </style:style>
    <style:style style:name="P8" style:family="paragraph" style:parent-style-name="Standard">
      <style:text-properties officeooo:rsid="000a3755" officeooo:paragraph-rsid="000a3755"/>
    </style:style>
    <style:style style:name="P9" style:family="paragraph" style:parent-style-name="Standard">
      <style:text-properties officeooo:rsid="00165659" officeooo:paragraph-rsid="00165659"/>
    </style:style>
    <style:style style:name="P10" style:family="paragraph" style:parent-style-name="Standard">
      <style:text-properties officeooo:rsid="00174efa" officeooo:paragraph-rsid="00174efa"/>
    </style:style>
    <style:style style:name="T1" style:family="text">
      <style:text-properties officeooo:rsid="00049f34"/>
    </style:style>
    <style:style style:name="T2" style:family="text">
      <style:text-properties officeooo:rsid="00052993"/>
    </style:style>
    <style:style style:name="T3" style:family="text">
      <style:text-properties officeooo:rsid="0006d8dd"/>
    </style:style>
    <style:style style:name="T4" style:family="text">
      <style:text-properties officeooo:rsid="00091c85"/>
    </style:style>
    <style:style style:name="T5" style:family="text">
      <style:text-properties officeooo:rsid="000a3755"/>
    </style:style>
    <style:style style:name="T6" style:family="text">
      <style:text-properties officeooo:rsid="000bdb50"/>
    </style:style>
    <style:style style:name="T7" style:family="text">
      <style:text-properties officeooo:rsid="000d8d25"/>
    </style:style>
    <style:style style:name="T8" style:family="text">
      <style:text-properties officeooo:rsid="00111302"/>
    </style:style>
    <style:style style:name="T9" style:family="text">
      <style:text-properties officeooo:rsid="00126178"/>
    </style:style>
    <style:style style:name="T10" style:family="text">
      <style:text-properties officeooo:rsid="00144e19"/>
    </style:style>
    <style:style style:name="T11" style:family="text">
      <style:text-properties officeooo:rsid="0015f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TD8 BDD </text:p>
      <text:p text:style-name="P1"/>
      <text:p text:style-name="P1"/>
      <text:p text:style-name="P1"/>
      <text:p text:style-name="P1"/>
      <text:p text:style-name="P1">1)les données personelle <text:span text:style-name="T8">permet d’identifier directement ou indirectement une personne , les données </text:span>présentes sur la base données sont : le nom, le prenom, la date de naissance <text:s/>l’email, <text:span text:style-name="T8">numero de cb</text:span></text:p>
      <text:p text:style-name="P1">2)l<text:span text:style-name="T8">a</text:span> donnée l<text:span text:style-name="T8">a</text:span> plus sensible <text:span text:style-name="T8">est</text:span> <text:span text:style-name="T1">l’indication d’handicap.</text:span></text:p>
      <text:p text:style-name="P1">3) données chifrées : nom prénom et la date de naissance,<text:span text:style-name="T8">le num cb</text:span></text:p>
      <text:p text:style-name="P1"><text:s text:c="4"/>données hachées : <text:s/>estmalentendant et le mot de passe </text:p>
      <text:p text:style-name="P1">4)<text:span text:style-name="T8">non, il y a une contrainte de clé primaire de idSPECTACLE et idSALLE <text:s/>il faudra mettre la date en clé primaire de modifier la contrainte </text:span></text:p>
      <text:p text:style-name="P2">5)<text:span text:style-name="T2">SELECT * FROM ACHETEUR , VOIR , SPECTACLE</text:span></text:p>
      <text:p text:style-name="P3"><text:span text:style-name="T2"><text:s/>WHERE SPECTACLE.id=VOIR.idSPECTACLE AND VOIR.idACHETEUR=ACHETEUR.ID</text:span></text:p>
      <text:p text:style-name="P3"><text:span text:style-name="T5">AND VOIR.note=null</text:span></text:p>
      <text:p text:style-name="P3">/ <text:s/><text:span text:style-name="T9">SELECT * FROM VOIR WHERE IDSPECTACLE IS null</text:span></text:p>
      <text:p text:style-name="P4">6)<text:span text:style-name="T3">SELECT COUNT(*) FROM SPECTACLE</text:span></text:p>
      <text:p text:style-name="P4"><text:span text:style-name="T3">7)SELECT COUNT(*) FROM ACHETEUR </text:span></text:p>
      <text:p text:style-name="P4"><text:span text:style-name="T3">WHERE YEAR (ACHETEUR.dateNaissance) = 2010</text:span></text:p>
      <text:p text:style-name="P5">8)SELECT SPECTACLE.nom FROM SPECTACLE, VOIR, ACHETEUR</text:p>
      <text:p text:style-name="P5">WHERE SPECTACLE.id=VOIR.idSPECTACLE AND VOIR.idACHETEUR = ACHETEUR.id</text:p>
      <text:p text:style-name="P5"><text:span text:style-name="T6">AND</text:span> <text:span text:style-name="T10">UPPER (</text:span>ACHETEUR.nom<text:span text:style-name="T10">)</text:span>= «F<text:span text:style-name="T10">OUTIX</text:span> » </text:p>
      <text:p text:style-name="P5">9)<text:span text:style-name="T4">SELECT DISTINCT AUTEUR.nom, SALLE.nom FROM SALLE, AVOIR_LIEU,SPECTACLE,AUTEUR</text:span></text:p>
      <text:p text:style-name="P6">WHERE SALLE.id=AVOIR_LIEU.idSALLE AND AVOIR_LIEU.idSPECTACLE = SPECTACLE.id AND SPECTACLE.idAUTEUR = AUTEUR.id</text:p>
      <text:p text:style-name="P7">10)SELECT AVG(note), <text:span text:style-name="T11">SPECTACLE.nom </text:span><text:s/>FROM VOIR, SPECTACLE</text:p>
      <text:p text:style-name="P7">WHERE VOIR.<text:span text:style-name="T11">idSPECTACLE </text:span>=SPECTACLE.id <text:span text:style-name="T11">GROUP BY spectacle.nom</text:span></text:p>
      <text:p text:style-name="P7">11)CREATE VIEW <text:span text:style-name="T7">ALLINFOSPEC</text:span> AS</text:p>
      <text:p text:style-name="P7"><text:s text:c="3"/>SELECT <text:span text:style-name="T5">SPECTACLE * , AUTEUR.nom AS auteur_nom, SALLE.nom AS salle_nom ,TYPE.nom AS type_nom FROM SPECTACLE,SALLE,AUTEUR,TYPE,AVOIR_LIEU</text:span></text:p>
      <text:p text:style-name="P8">WHERE SPECTACLE.idAUTEUR = AUTEUR.id AND SPECTACLE.numTYPE = TYPE.num <text:span text:style-name="T7">AND spectacle.id = avoir_lieu.idSPECTACLE AND avoir_lieu.idSALLE=salle.id</text:span></text:p>
      <text:p text:style-name="P9">12) l’interêt d’une vue en termes de sécurité est que seule les données fournies par la vue sont visualisable (et non modifiable ) donc on évite par exemples les injections SQL</text:p>
      <text:p text:style-name="P10">13) modif sur le td</text:p>
      <text:p text:style-name="P7"><text:s text:c="2"/></text:p>
      <text:p text:style-name="P7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08:37:04.665645976</meta:creation-date>
    <dc:date>2022-11-16T11:40:54.112151482</dc:date>
    <meta:editing-duration>PT1H19M51S</meta:editing-duration>
    <meta:editing-cycles>12</meta:editing-cycles>
    <meta:generator>LibreOffice/6.0.7.3.0$Linux_X86_64 LibreOffice_project/00$Build-3</meta:generator>
    <meta:document-statistic meta:table-count="0" meta:image-count="0" meta:object-count="0" meta:page-count="1" meta:paragraph-count="27" meta:word-count="240" meta:character-count="1783" meta:non-whitespace-character-count="1544"/>
  </office:meta>
</office:document-meta>
</file>